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color="#b5cea8"/>
    </style:style>
    <style:style style:name="T4" style:family="text">
      <style:text-properties fo:color="#808080"/>
    </style:style>
    <style:style style:name="T5" style:family="text">
      <style:text-properties fo:color="#9cd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React, {useCallback} <text:span text:style-name="T1">from</text:span> <text:span text:style-name="T2">'react'</text:span>;</text:p>
      <text:p text:style-name="P1"><text:span text:style-name="T1">import</text:span> ReactDOM <text:span text:style-name="T1">from</text:span> <text:span text:style-name="T2">'react-dom'</text:span>;</text:p>
      <text:p text:style-name="P1"><text:span text:style-name="T1">import</text:span> <text:span text:style-name="T2">'@atlaskit/css-reset'</text:span></text:p>
      <text:p text:style-name="P1"><text:span text:style-name="T1">import</text:span> styled <text:span text:style-name="T1">from</text:span> <text:span text:style-name="T2">'styled-components'</text:span></text:p>
      <text:p text:style-name="P1"><text:span text:style-name="T1">import</text:span> { Shuttle, useShuttleState } <text:span text:style-name="T1">from</text:span> <text:span text:style-name="T2">'react-accessible-shuttle'</text:span>;</text:p>
      <text:p text:style-name="P1"><text:span text:style-name="T1">import</text:span> <text:span text:style-name="T2">'react-accessible-shuttle/css/shuttle.css'</text:span>;</text:p>
      <text:p text:style-name="P1"><text:span text:style-name="T1">import</text:span> { DragDropContext } <text:span text:style-name="T1">from</text:span> <text:span text:style-name="T2">'react-beautiful-dnd'</text:span>;</text:p>
      <text:p text:style-name="P1"><text:span text:style-name="T1">import</text:span> initialData <text:span text:style-name="T1">from</text:span> <text:span text:style-name="T2">'./initial-data'</text:span></text:p>
      <text:p text:style-name="P1"><text:span text:style-name="T1">import</text:span> Column <text:span text:style-name="T1">from</text:span> <text:span text:style-name="T2">'./column'</text:span></text:p>
      <text:p text:style-name="P1"><text:span text:style-name="T1">import</text:span> ItemDataService <text:span text:style-name="T1">from</text:span> <text:span text:style-name="T2">'../../itemServices/item.service'</text:span></text:p>
      <text:p text:style-name="P5"/>
      <text:p text:style-name="P1"><text:span text:style-name="T1">const</text:span> Container = <text:span text:style-name="T2">styled.div`</text:span></text:p>
      <text:p text:style-name="P2">display:flex;</text:p>
      <text:p text:style-name="P2">max-width:100%;</text:p>
      <text:p text:style-name="P3"/>
      <text:p text:style-name="P1"><text:span text:style-name="T2">`</text:span>;</text:p>
      <text:p text:style-name="P3"/>
      <text:p text:style-name="P1"><text:span text:style-name="T1">export</text:span> <text:span text:style-name="T1">default</text:span> <text:span text:style-name="T1">class</text:span> Maping <text:span text:style-name="T1">extends</text:span> React.Component{</text:p>
      <text:p text:style-name="P3"/>
      <text:p text:style-name="P1">state= {</text:p>
      <text:p text:style-name="P1">tasks:[],</text:p>
      <text:p text:style-name="P1">columns:{</text:p>
      <text:p text:style-name="P1"><text:span text:style-name="T2">'column-1'</text:span>:{id:<text:span text:style-name="T2">'column-1'</text:span>,title:<text:span text:style-name="T2">'To Do'</text:span>,taskIds:[]},</text:p>
      <text:p text:style-name="P1"><text:span text:style-name="T2">'column-2'</text:span>:{id:<text:span text:style-name="T2">'column-2'</text:span>,title:<text:span text:style-name="T2">'In Progress'</text:span>, taskIds:[]},</text:p>
      <text:p text:style-name="P1"><text:span text:style-name="T2">'column-3'</text:span>:{id:<text:span text:style-name="T2">'column-3'</text:span>,title:<text:span text:style-name="T2">'Done'</text:span>, taskIds:[]}</text:p>
      <text:p text:style-name="P1">},</text:p>
      <text:p text:style-name="P1">columnOrder:[<text:span text:style-name="T2">'column-1'</text:span>,<text:span text:style-name="T2">'column-2'</text:span>,<text:span text:style-name="T2">'column-3'</text:span>],</text:p>
      <text:p text:style-name="P1">}</text:p>
      <text:p text:style-name="P3"/>
      <text:p text:style-name="P1">componentDidMount() {</text:p>
      <text:p text:style-name="P1">ItemDataService.getAllGroup()</text:p>
      <text:p text:style-name="P1">.then(response <text:span text:style-name="T1">=&gt;</text:span> {</text:p>
      <text:p text:style-name="P1"><text:span text:style-name="T1">this</text:span>.setState({</text:p>
      <text:p text:style-name="P1">tasks: response.data,</text:p>
      <text:p text:style-name="P1">columns:{</text:p>
      <text:p text:style-name="P1"><text:span text:style-name="T2">'column-1'</text:span>:{id:<text:span text:style-name="T2">'column-1'</text:span>,title:<text:span text:style-name="T2">'To Do'</text:span>,taskIds:response.data.map((data)<text:span text:style-name="T1">=&gt;</text:span>{</text:p>
      <text:p text:style-name="P1"><text:span text:style-name="T1">return</text:span>{id:data.id,</text:p>
      <text:p text:style-name="P1">content:data.name</text:p>
      <text:p text:style-name="P1">}</text:p>
      <text:p text:style-name="P1">})},}</text:p>
      <text:p text:style-name="P1">});</text:p>
      <text:p text:style-name="P3"/>
      <text:p text:style-name="P1">console.log(response);</text:p>
      <text:p text:style-name="P1">console.log(response.data);</text:p>
      <text:p text:style-name="P1">console.log(<text:span text:style-name="T1">this</text:span>.state.tasks);</text:p>
      <text:p text:style-name="P1">})</text:p>
      <text:p text:style-name="P1">}</text:p>
      <text:p text:style-name="P3"/>
      <text:p text:style-name="P3"/>
      <text:p text:style-name="P4"><text:soft-page-break/><text:line-break/></text:p>
      <text:p text:style-name="P1">onDragStart=()<text:span text:style-name="T1">=&gt;</text:span>{</text:p>
      <text:p text:style-name="P1">document.body.style.color= <text:span text:style-name="T2">'red'</text:span>;</text:p>
      <text:p text:style-name="P1">document.body.style.transition=<text:span text:style-name="T2">'backgroundColor 2s ease'</text:span>;</text:p>
      <text:p text:style-name="P3"/>
      <text:p text:style-name="P1">};</text:p>
      <text:p text:style-name="P1">onDragUpdate = update <text:span text:style-name="T1">=&gt;</text:span>{</text:p>
      <text:p text:style-name="P1"><text:span text:style-name="T1">const</text:span> {destination}= update;</text:p>
      <text:p text:style-name="P1"><text:span text:style-name="T1">const</text:span> opacity = destination ? destination.index / Object.keys(<text:span text:style-name="T1">this</text:span>.state.tasks).length: <text:span text:style-name="T3">0</text:span>;</text:p>
      <text:p text:style-name="P1">document.body.style.backgroundColor=<text:span text:style-name="T2">`rgba(153,141,217,</text:span><text:span text:style-name="T1">${</text:span>opacity<text:span text:style-name="T1">}</text:span><text:span text:style-name="T2">)`</text:span></text:p>
      <text:p text:style-name="P3"/>
      <text:p text:style-name="P1">};</text:p>
      <text:p text:style-name="P1">onDragEnd = result<text:span text:style-name="T1">=&gt;</text:span>{</text:p>
      <text:p text:style-name="P1">document.body.style.color =<text:span text:style-name="T2">'inherit'</text:span>;</text:p>
      <text:p text:style-name="P1">document.body.style.backgroundColor=<text:span text:style-name="T2">'inherit'</text:span>;</text:p>
      <text:p text:style-name="P3"/>
      <text:p text:style-name="P1"><text:span text:style-name="T1">const</text:span>{destination,source,draggableId} = result;</text:p>
      <text:p text:style-name="P3"/>
      <text:p text:style-name="P1"><text:span text:style-name="T1">if</text:span>(!destination){</text:p>
      <text:p text:style-name="P1"><text:span text:style-name="T1">return</text:span>;</text:p>
      <text:p text:style-name="P1">}</text:p>
      <text:p text:style-name="P1"><text:span text:style-name="T1">if</text:span>(destination.droppableId===source.ddroppableId &amp;&amp; </text:p>
      <text:p text:style-name="P1">destination.index===source.index){</text:p>
      <text:p text:style-name="P1"><text:span text:style-name="T1">return</text:span>;</text:p>
      <text:p text:style-name="P1">}</text:p>
      <text:p text:style-name="P3"/>
      <text:p text:style-name="P1"><text:span text:style-name="T1">const</text:span> start = <text:span text:style-name="T1">this</text:span>.state.columns[source.droppableId];</text:p>
      <text:p text:style-name="P1"><text:span text:style-name="T1">const</text:span> finish = <text:span text:style-name="T1">this</text:span>.state.columns[destination.droppableId]</text:p>
      <text:p text:style-name="P3"/>
      <text:p text:style-name="P1"><text:span text:style-name="T1">if</text:span>(start === finish){</text:p>
      <text:p text:style-name="P3"/>
      <text:p text:style-name="P1"><text:span text:style-name="T1">const</text:span> newTaskIds = Array.from(start.taskIds);</text:p>
      <text:p text:style-name="P1">newTaskIds.splice(source.index,<text:span text:style-name="T3">1</text:span>);</text:p>
      <text:p text:style-name="P1">newTaskIds.splice(destination.index,<text:span text:style-name="T3">0</text:span>,draggableId);</text:p>
      <text:p text:style-name="P3"/>
      <text:p text:style-name="P1"><text:span text:style-name="T1">const</text:span> newColumn ={</text:p>
      <text:p text:style-name="P1">...start,</text:p>
      <text:p text:style-name="P1">taskIds: newTaskIds,</text:p>
      <text:p text:style-name="P1">};</text:p>
      <text:p text:style-name="P1"><text:span text:style-name="T1">const</text:span> newState ={</text:p>
      <text:p text:style-name="P1">...<text:span text:style-name="T1">this</text:span>.state,</text:p>
      <text:p text:style-name="P1">column:{</text:p>
      <text:p text:style-name="P1">...<text:span text:style-name="T1">this</text:span>.state.columns,</text:p>
      <text:p text:style-name="P1">[newColumn.id]:newColumn,</text:p>
      <text:p text:style-name="P1">},</text:p>
      <text:p text:style-name="P1">}</text:p>
      <text:p text:style-name="P1"><text:span text:style-name="T1">this</text:span>.setState(newState);</text:p>
      <text:p text:style-name="P1"><text:span text:style-name="T1">return</text:span>;</text:p>
      <text:p text:style-name="P3"/>
      <text:p text:style-name="P1"><text:soft-page-break/>}</text:p>
      <text:p text:style-name="P1"><text:span text:style-name="T1">const</text:span> startTaskIds = Array.from(start.taskIds);</text:p>
      <text:p text:style-name="P1">startTaskIds.splice(source.index,<text:span text:style-name="T3">1</text:span>);</text:p>
      <text:p text:style-name="P1"><text:span text:style-name="T1">const</text:span> newStart= {</text:p>
      <text:p text:style-name="P1">...start,</text:p>
      <text:p text:style-name="P1">taskIds:startTaskIds,</text:p>
      <text:p text:style-name="P1">}</text:p>
      <text:p text:style-name="P3"/>
      <text:p text:style-name="P1"><text:span text:style-name="T1">const</text:span> finishTaskIds = Array.from(finish.taskIds);</text:p>
      <text:p text:style-name="P1">finishTaskIds.splice(destination.index,<text:span text:style-name="T3">0</text:span>,draggableId);</text:p>
      <text:p text:style-name="P1"><text:span text:style-name="T1">const</text:span> newFinish ={</text:p>
      <text:p text:style-name="P1">...finish,</text:p>
      <text:p text:style-name="P1">taskIds: finishTaskIds,</text:p>
      <text:p text:style-name="P1">};</text:p>
      <text:p text:style-name="P3"/>
      <text:p text:style-name="P1"><text:span text:style-name="T1">const</text:span> newState = {</text:p>
      <text:p text:style-name="P1">...<text:span text:style-name="T1">this</text:span>.state,</text:p>
      <text:p text:style-name="P1">columns:{</text:p>
      <text:p text:style-name="P1">...<text:span text:style-name="T1">this</text:span>.state.columns,</text:p>
      <text:p text:style-name="P1">[newStart.id]:newStart,</text:p>
      <text:p text:style-name="P1">[newFinish.id]:newFinish,</text:p>
      <text:p text:style-name="P1">},</text:p>
      <text:p text:style-name="P1">}</text:p>
      <text:p text:style-name="P1"><text:span text:style-name="T1">this</text:span>.setState(newState);</text:p>
      <text:p text:style-name="P3"/>
      <text:p text:style-name="P1">};</text:p>
      <text:p text:style-name="P1">render(){</text:p>
      <text:p text:style-name="P1">console.log(<text:span text:style-name="T1">this</text:span>.state)</text:p>
      <text:p text:style-name="P1"><text:span text:style-name="T1">return</text:span> (</text:p>
      <text:p text:style-name="P1"><text:span text:style-name="T4">&lt;</text:span><text:span text:style-name="T1">DragDropContext</text:span></text:p>
      <text:p text:style-name="P1"><text:span text:style-name="T5">onDragStart</text:span>=<text:span text:style-name="T1">{this</text:span>.onDragStart<text:span text:style-name="T1">}</text:span></text:p>
      <text:p text:style-name="P1"><text:span text:style-name="T5">onDragUpdate</text:span>=<text:span text:style-name="T1">{this</text:span>.onDragUpdate<text:span text:style-name="T1">}</text:span></text:p>
      <text:p text:style-name="P1"><text:span text:style-name="T5">onDragEnd</text:span>=<text:span text:style-name="T1">{this</text:span>.onDragEnd<text:span text:style-name="T1">}</text:span> <text:span text:style-name="T4">&gt;</text:span></text:p>
      <text:p text:style-name="P1"><text:span text:style-name="T4">&lt;</text:span><text:span text:style-name="T1">Container</text:span><text:span text:style-name="T4">&gt;</text:span></text:p>
      <text:p text:style-name="P1"><text:span text:style-name="T1">{this</text:span>.state.columnOrder.map((columnId)<text:span text:style-name="T1">=&gt;</text:span>{</text:p>
      <text:p text:style-name="P1"><text:span text:style-name="T1">const</text:span> column = <text:span text:style-name="T1">this</text:span>.state.columns[columnId];</text:p>
      <text:p text:style-name="P1"><text:span text:style-name="T1">const</text:span> tasks = column.taskIds.map((taskId)<text:span text:style-name="T1">=&gt;this</text:span>.state.tasks[taskId]);</text:p>
      <text:p text:style-name="P1"><text:span text:style-name="T1">return</text:span> <text:span text:style-name="T4">&lt;</text:span><text:span text:style-name="T1">Column</text:span> <text:span text:style-name="T5">key</text:span>=<text:span text:style-name="T1">{</text:span>column.id<text:span text:style-name="T1">}</text:span> <text:span text:style-name="T5">column</text:span>=<text:span text:style-name="T1">{</text:span>column<text:span text:style-name="T1">}</text:span> <text:span text:style-name="T5">tasks</text:span>=<text:span text:style-name="T1">{</text:span>tasks<text:span text:style-name="T1">}</text:span><text:span text:style-name="T4">&gt;&lt;/</text:span><text:span text:style-name="T1">Column</text:span><text:span text:style-name="T4">&gt;</text:span>;</text:p>
      <text:p text:style-name="P1">})<text:span text:style-name="T1">}</text:span></text:p>
      <text:p text:style-name="P1"><text:span text:style-name="T4">&lt;/</text:span><text:span text:style-name="T1">Container</text:span><text:span text:style-name="T4">&gt;</text:span></text:p>
      <text:p text:style-name="P1"><text:span text:style-name="T4">&lt;/</text:span><text:span text:style-name="T1">DragDropContext</text:span><text:span text:style-name="T4">&gt;</text:span></text:p>
      <text:p text:style-name="P1">)</text:p>
      <text:p text:style-name="P1">}</text:p>
      <text:p text:style-name="P1">}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3:28:17.048292236</meta:creation-date>
    <dc:date>2020-07-03T13:29:00.543372586</dc:date>
    <meta:editing-duration>PT44S</meta:editing-duration>
    <meta:editing-cycles>1</meta:editing-cycles>
    <meta:document-statistic meta:table-count="0" meta:image-count="0" meta:object-count="0" meta:page-count="3" meta:paragraph-count="122" meta:word-count="235" meta:character-count="2975" meta:non-whitespace-character-count="2858"/>
    <meta:generator>LibreOffice/6.0.7.3$Linux_X86_64 LibreOffice_project/00m0$Build-3</meta:generator>
  </office:meta>
</office:document-meta>
</file>